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ton" svg:font-family="Anton" style:font-pitch="variable"/>
    <style:font-face style:name="Barriecito" svg:font-family="Barriecito" style:font-pitch="variable"/>
    <style:font-face style:name="Comfortaa" svg:font-family="Comfortaa" style:font-pitch="variable"/>
    <style:font-face style:name="FreeSans" svg:font-family="FreeSans" style:font-family-generic="modern" style:font-pitch="fixed"/>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imbus Sans" svg:font-family="'Nimbus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Black" svg:font-family="'Source Code Pro Black'" style:font-pitch="fixed"/>
    <style:font-face style:name="Source Code Pro Black1" svg:font-family="'Source Code Pro Black'" style:font-adornments="Regular" style:font-pitch="fixed"/>
  </office:font-face-decls>
  <office:automatic-styles>
    <style:style style:name="P1" style:family="paragraph" style:parent-style-name="Text_20_body">
      <style:paragraph-properties fo:line-height="115%"/>
    </style:style>
    <style:style style:name="P2" style:family="paragraph" style:parent-style-name="Text_20_body">
      <style:paragraph-properties fo:line-height="115%"/>
      <style:text-properties officeooo:paragraph-rsid="0000647b"/>
    </style:style>
    <style:style style:name="P3" style:family="paragraph" style:parent-style-name="Text_20_body">
      <style:text-properties officeooo:paragraph-rsid="0002443c"/>
    </style:style>
    <style:style style:name="P4" style:family="paragraph" style:parent-style-name="Text_20_body">
      <style:text-properties style:use-window-font-color="true" loext:opacity="0%" style:font-name="Comfortaa" fo:font-weight="bold" officeooo:rsid="00044275" officeooo:paragraph-rsid="00044275" style:font-weight-asian="bold" style:font-weight-complex="bold"/>
    </style:style>
    <style:style style:name="P5" style:family="paragraph" style:parent-style-name="Text_20_body">
      <style:text-properties officeooo:paragraph-rsid="00044275"/>
    </style:style>
    <style:style style:name="P6" style:family="paragraph" style:parent-style-name="Heading_20_1">
      <style:paragraph-properties fo:line-height="115%"/>
    </style:style>
    <style:style style:name="P7" style:family="paragraph" style:parent-style-name="Heading_20_1">
      <style:paragraph-properties fo:line-height="115%"/>
      <style:text-properties fo:color="#ff8d00" loext:opacity="100%" style:font-name="Anton" style:text-underline-style="none" fo:font-weight="normal" officeooo:rsid="0000647b" officeooo:paragraph-rsid="0000647b" style:font-weight-asian="normal" style:font-weight-complex="normal"/>
    </style:style>
    <style:style style:name="P8" style:family="paragraph" style:parent-style-name="Heading_20_1">
      <style:text-properties fo:color="#bf0041" loext:opacity="100%" style:font-name="Anton" fo:font-weight="normal" officeooo:rsid="000120a0" officeooo:paragraph-rsid="000120a0" style:font-weight-asian="normal" style:font-weight-complex="normal"/>
    </style:style>
    <style:style style:name="P9" style:family="paragraph" style:parent-style-name="Heading_20_1">
      <style:text-properties fo:color="#2a6099" loext:opacity="100%" style:font-name="Anton" fo:font-weight="normal" officeooo:rsid="00012ff8" officeooo:paragraph-rsid="00012ff8" style:font-weight-asian="normal" style:font-weight-complex="normal"/>
    </style:style>
    <style:style style:name="P10" style:family="paragraph" style:parent-style-name="Heading_20_1">
      <style:text-properties fo:color="#ff0000" loext:opacity="100%" style:font-name="Anton" fo:font-weight="normal" officeooo:rsid="0002443c" officeooo:paragraph-rsid="0002443c" fo:background-color="transparent" style:font-weight-asian="normal" style:font-weight-complex="normal"/>
    </style:style>
    <style:style style:name="P11" style:family="paragraph" style:parent-style-name="Heading_20_1">
      <style:text-properties fo:color="#481d32" loext:opacity="100%" style:font-name="Anton" fo:font-weight="normal" officeooo:rsid="00044275" officeooo:paragraph-rsid="00044275" style:font-weight-asian="normal" style:font-weight-complex="normal"/>
    </style:style>
    <style:style style:name="P12" style:family="paragraph" style:parent-style-name="Heading_20_1">
      <style:text-properties fo:color="#f10d0c" loext:opacity="100%" style:font-name="Source Code Pro Black1" officeooo:rsid="000550b4" officeooo:paragraph-rsid="000550b4"/>
    </style:style>
    <style:style style:name="P13" style:family="paragraph" style:parent-style-name="Text_20_body" style:list-style-name="L1">
      <style:paragraph-properties fo:margin-top="0in" fo:margin-bottom="0in" style:contextual-spacing="false" fo:line-height="115%"/>
    </style:style>
    <style:style style:name="P14" style:family="paragraph" style:parent-style-name="Text_20_body" style:list-style-name="L1">
      <style:paragraph-properties fo:line-height="115%"/>
    </style:style>
    <style:style style:name="P15" style:family="paragraph" style:parent-style-name="Text_20_body" style:list-style-name="L2">
      <style:paragraph-properties fo:margin-top="0in" fo:margin-bottom="0in" style:contextual-spacing="false" fo:line-height="115%"/>
    </style:style>
    <style:style style:name="P16" style:family="paragraph" style:parent-style-name="Text_20_body" style:list-style-name="L2">
      <style:paragraph-properties fo:line-height="115%"/>
    </style:style>
    <style:style style:name="P17" style:family="paragraph" style:parent-style-name="Text_20_body" style:list-style-name="L3"/>
    <style:style style:name="P18" style:family="paragraph" style:parent-style-name="Text_20_body" style:list-style-name="L3">
      <style:paragraph-properties fo:margin-top="0in" fo:margin-bottom="0in" style:contextual-spacing="false"/>
    </style:style>
    <style:style style:name="P19" style:family="paragraph" style:parent-style-name="Text_20_body" style:list-style-name="L4"/>
    <style:style style:name="P20" style:family="paragraph" style:parent-style-name="Text_20_body" style:list-style-name="L4">
      <style:paragraph-properties fo:margin-top="0in" fo:margin-bottom="0in" style:contextual-spacing="false"/>
    </style:style>
    <style:style style:name="P21" style:family="paragraph" style:parent-style-name="Text_20_body" style:list-style-name="L5">
      <style:text-properties style:use-window-font-color="true" loext:opacity="0%" style:font-name="Comfortaa" officeooo:rsid="000120a0" officeooo:paragraph-rsid="000120a0"/>
    </style:style>
    <style:style style:name="P22" style:family="paragraph" style:parent-style-name="Text_20_body">
      <style:text-properties style:use-window-font-color="true" loext:opacity="0%" style:font-name="Comfortaa" fo:font-weight="normal" officeooo:rsid="00044275" officeooo:paragraph-rsid="00044275" style:font-weight-asian="normal" style:font-weight-complex="normal"/>
    </style:style>
    <style:style style:name="P23" style:family="paragraph" style:parent-style-name="Text_20_body">
      <style:text-properties style:use-window-font-color="true" loext:opacity="0%" style:font-name="Comfortaa" fo:font-weight="normal" officeooo:paragraph-rsid="00044275" style:font-weight-asian="normal" style:font-weight-complex="normal"/>
    </style:style>
    <style:style style:name="P24" style:family="paragraph" style:parent-style-name="Text_20_body" style:list-style-name="L6">
      <style:text-properties style:font-name="Comfortaa" officeooo:paragraph-rsid="00012ff8"/>
    </style:style>
    <style:style style:name="P25" style:family="paragraph" style:parent-style-name="Text_20_body" style:list-style-name="L7"/>
    <style:style style:name="P26" style:family="paragraph" style:parent-style-name="Text_20_body" style:list-style-name="L7">
      <style:text-properties officeooo:paragraph-rsid="0002443c"/>
    </style:style>
    <style:style style:name="P27" style:family="paragraph" style:parent-style-name="Text_20_body" style:list-style-name="L8">
      <style:text-properties officeooo:paragraph-rsid="00044275"/>
    </style:style>
    <style:style style:name="P28" style:family="paragraph" style:parent-style-name="Text_20_body" style:list-style-name="L8">
      <style:text-properties fo:color="#2a6099" loext:opacity="100%" style:font-name="Comfortaa" fo:font-weight="normal" officeooo:rsid="00044275" officeooo:paragraph-rsid="00044275" style:font-weight-asian="normal" style:font-weight-complex="normal"/>
    </style:style>
    <style:style style:name="P29" style:family="paragraph" style:parent-style-name="Text_20_body" style:list-style-name="L15">
      <style:paragraph-properties fo:line-height="115%"/>
      <style:text-properties style:font-name="Source Code Pro Black1" fo:font-size="14pt" officeooo:paragraph-rsid="000550b4" style:font-size-asian="14pt" style:font-size-complex="14pt"/>
    </style:style>
    <style:style style:name="P30" style:family="paragraph" style:parent-style-name="Text_20_body" style:list-style-name="L15">
      <style:paragraph-properties fo:line-height="115%"/>
      <style:text-properties style:font-name="Source Code Pro Black1" fo:font-size="14pt" style:text-underline-style="none" officeooo:paragraph-rsid="000550b4" style:font-size-asian="14pt" style:font-size-complex="14pt"/>
    </style:style>
    <style:style style:name="P31" style:family="paragraph" style:parent-style-name="Text_20_body">
      <style:text-properties officeooo:paragraph-rsid="000550b4"/>
    </style:style>
    <style:style style:name="P32" style:family="paragraph" style:parent-style-name="Text_20_body" style:list-style-name="L15">
      <style:text-properties style:font-name="Comfortaa" fo:font-size="12pt" officeooo:paragraph-rsid="00065351" style:font-size-asian="12pt" style:font-size-complex="12pt"/>
    </style:style>
    <style:style style:name="P33" style:family="paragraph" style:parent-style-name="Text_20_body" style:list-style-name="L15">
      <style:text-properties officeooo:paragraph-rsid="000550b4"/>
    </style:style>
    <style:style style:name="P34" style:family="paragraph" style:parent-style-name="Text_20_body" style:list-style-name="L15">
      <style:text-properties officeooo:paragraph-rsid="00065351"/>
    </style:style>
    <style:style style:name="P35" style:family="paragraph" style:parent-style-name="Text_20_body" style:list-style-name="L15">
      <style:text-properties fo:font-size="14pt" officeooo:paragraph-rsid="000550b4" style:font-size-asian="14pt" style:font-size-complex="14pt"/>
    </style:style>
    <style:style style:name="P36" style:family="paragraph" style:parent-style-name="Text_20_body" style:list-style-name="L15">
      <style:paragraph-properties fo:line-height="115%"/>
      <style:text-properties fo:font-size="14pt" officeooo:paragraph-rsid="000550b4" style:font-size-asian="14pt" style:font-size-complex="14pt"/>
    </style:style>
    <style:style style:name="P37" style:family="paragraph" style:parent-style-name="Text_20_body" style:list-style-name="L15">
      <style:text-properties fo:font-size="14pt" style:text-underline-style="none" fo:font-weight="bold" officeooo:paragraph-rsid="000550b4" style:font-size-asian="14pt" style:font-weight-asian="bold" style:font-size-complex="14pt" style:font-weight-complex="bold"/>
    </style:style>
    <style:style style:name="T1" style:family="text">
      <style:text-properties style:font-name="Comfortaa"/>
    </style:style>
    <style:style style:name="T2" style:family="text">
      <style:text-properties fo:color="#3d5afe" loext:opacity="100%" style:text-line-through-style="none" style:text-line-through-type="none" style:font-name="Anton" style:text-underline-style="none" fo:font-weight="normal" style:font-weight-asian="normal" style:font-weight-complex="normal"/>
    </style:style>
    <style:style style:name="T3" style:family="text">
      <style:text-properties fo:color="#00a933" loext:opacity="100%" style:font-name="Comfortaa"/>
    </style:style>
    <style:style style:name="T4" style:family="text">
      <style:text-properties fo:color="#00a933" loext:opacity="100%" style:font-name="Comfortaa" fo:font-weight="bold" style:font-weight-asian="bold" style:font-weight-complex="bold"/>
    </style:style>
    <style:style style:name="T5" style:family="text">
      <style:text-properties fo:color="#f10d0c" loext:opacity="100%" style:font-name="Comfortaa"/>
    </style:style>
    <style:style style:name="T6" style:family="text">
      <style:text-properties fo:color="#f10d0c" loext:opacity="100%" style:font-name="Comfortaa" fo:font-weight="bold" style:font-weight-asian="bold" style:font-weight-complex="bold"/>
    </style:style>
    <style:style style:name="T7" style:family="text">
      <style:text-properties fo:color="#069a2e" loext:opacity="100%" style:font-name="Comfortaa"/>
    </style:style>
    <style:style style:name="T8" style:family="text">
      <style:text-properties officeooo:rsid="00012ff8"/>
    </style:style>
    <style:style style:name="T9" style:family="text">
      <style:text-properties fo:color="#127622" loext:opacity="100%" officeooo:rsid="00012ff8"/>
    </style:style>
    <style:style style:name="T10" style:family="text">
      <style:text-properties style:use-window-font-color="true" loext:opacity="0%" style:font-name="Comfortaa"/>
    </style:style>
    <style:style style:name="T11" style:family="text">
      <style:text-properties style:use-window-font-color="true" loext:opacity="0%" style:font-name="Comfortaa" officeooo:rsid="0002443c" fo:background-color="transparent" loext:char-shading-value="0"/>
    </style:style>
    <style:style style:name="T12" style:family="text">
      <style:text-properties style:use-window-font-color="true" loext:opacity="0%" style:font-name="Comfortaa" fo:font-weight="normal" officeooo:rsid="0002443c" fo:background-color="transparent" loext:char-shading-value="0" style:font-weight-asian="normal" style:font-weight-complex="normal"/>
    </style:style>
    <style:style style:name="T13" style:family="text">
      <style:text-properties style:use-window-font-color="true" loext:opacity="0%" style:font-name="Comfortaa" fo:font-weight="normal" style:font-weight-asian="normal" style:font-weight-complex="normal"/>
    </style:style>
    <style:style style:name="T14" style:family="text">
      <style:text-properties style:use-window-font-color="true" loext:opacity="0%" style:font-name="Comfortaa" fo:font-weight="bold" style:font-weight-asian="bold" style:font-weight-complex="bold"/>
    </style:style>
    <style:style style:name="T15" style:family="text">
      <style:text-properties style:use-window-font-color="true" loext:opacity="0%" style:font-name="Comfortaa" fo:font-weight="bold" officeooo:rsid="0002443c" fo:background-color="transparent" loext:char-shading-value="0" style:font-weight-asian="bold" style:font-weight-complex="bold"/>
    </style:style>
    <style:style style:name="T16" style:family="text">
      <style:text-properties style:use-window-font-color="true" loext:opacity="0%" fo:font-weight="normal" style:font-weight-asian="normal" style:font-weight-complex="normal"/>
    </style:style>
    <style:style style:name="T17" style:family="text">
      <style:text-properties fo:color="#2a6099" loext:opacity="100%" style:font-name="Comfortaa" fo:font-weight="normal" officeooo:rsid="00044275" style:font-weight-asian="normal" style:font-weight-complex="normal"/>
    </style:style>
    <style:style style:name="T18" style:family="text">
      <style:text-properties fo:color="#2a6099" loext:opacity="100%" style:font-name="Comfortaa" fo:font-weight="bold" style:font-weight-asian="bold" style:font-weight-complex="bold"/>
    </style:style>
    <style:style style:name="T19" style:family="text">
      <style:text-properties fo:color="#2a6099" loext:opacity="100%" style:font-name="Comfortaa" fo:font-weight="bold" officeooo:rsid="000550b4" style:font-weight-asian="bold" style:font-weight-complex="bold"/>
    </style:style>
    <style:style style:name="T20" style:family="text">
      <style:text-properties style:font-name="Source Code Pro Black1" fo:font-style="normal" fo:font-weight="normal" style:font-style-asian="normal" style:font-weight-asian="normal" style:font-style-complex="normal" style:font-weight-complex="normal"/>
    </style:style>
    <style:style style:name="T21" style:family="text">
      <style:text-properties style:font-name="Source Code Pro Black1" fo:font-style="normal" style:font-style-asian="normal" style:font-style-complex="normal"/>
    </style:style>
    <style:style style:name="T22" style:family="text">
      <style:text-properties style:font-name="Source Code Pro Black1" fo:font-size="14pt" fo:font-style="normal" fo:font-weight="normal" style:font-size-asian="14pt" style:font-style-asian="normal" style:font-weight-asian="normal" style:font-size-complex="14pt" style:font-style-complex="normal" style:font-weight-complex="normal"/>
    </style:style>
    <style:style style:name="T23" style:family="text">
      <style:text-properties style:font-name="Comfortaa"/>
    </style:style>
    <style:style style:name="T24" style:family="text">
      <style:text-properties style:font-name="Comfortaa" officeooo:rsid="000550b4"/>
    </style:style>
    <style:style style:name="T25" style:family="text">
      <style:text-properties style:font-name="Comfortaa" fo:font-style="normal" fo:font-weight="normal" style:font-style-asian="normal" style:font-weight-asian="normal" style:font-style-complex="normal" style:font-weight-complex="normal"/>
    </style:style>
    <style:style style:name="T26" style:family="text">
      <style:text-properties style:font-name="Comfortaa"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style:font-name="Comfortaa" fo:font-size="12pt" fo:font-style="normal" fo:font-weight="normal" officeooo:rsid="000550b4" style:font-size-asian="12pt" style:font-style-asian="normal" style:font-weight-asian="normal" style:font-size-complex="12pt" style:font-style-complex="normal" style:font-weight-complex="normal"/>
    </style:style>
    <style:style style:name="T28" style:family="text">
      <style:text-properties style:font-name="Comfortaa" fo:font-size="12pt" fo:font-style="normal" fo:font-weight="normal" fo:background-color="#ffff00" loext:char-shading-value="0" style:font-size-asian="12pt" style:font-style-asian="normal" style:font-weight-asian="normal" style:font-size-complex="12pt" style:font-style-complex="normal" style:font-weight-complex="normal"/>
    </style:style>
    <style:style style:name="T29" style:family="text">
      <style:text-properties style:font-name="Comfortaa" fo:font-size="12pt" fo:font-style="normal" fo:font-weight="normal" fo:background-color="#ffff00" loext:char-shading-value="0" style:font-size-asian="12pt" style:font-style-asian="normal" style:font-weight-asian="normal" style:font-size-complex="12pt" style:font-style-complex="normal" style:font-weight-complex="normal"/>
    </style:style>
    <style:style style:name="T30" style:family="text">
      <style:text-properties style:font-name="Comfortaa" fo:font-size="12pt" style:font-size-asian="12pt" style:font-size-complex="12pt"/>
    </style:style>
    <style:style style:name="T31" style:family="text">
      <style:text-properties style:font-name="Comfortaa" fo:font-size="12pt" officeooo:rsid="000550b4" style:font-size-asian="12pt" style:font-size-complex="12pt"/>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ize="12pt" fo:font-style="normal"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span text:style-name="Strong_20_Emphasis"><text:span text:style-name="T2">Wayland</text:span></text:span></text:h>
      <text:p text:style-name="P1"><text:span text:style-name="Strong_20_Emphasis"><text:span text:style-name="T4">Pros</text:span></text:span><text:span text:style-name="Strong_20_Emphasis"><text:span text:style-name="T3">:</text:span></text:span></text:p>
      <text:list text:style-name="L1">
        <text:list-item>
          <text:p text:style-name="P13"><text:span text:style-name="Strong_20_Emphasis"><text:span text:style-name="T1">Modern and efficient:</text:span></text:span><text:span text:style-name="T1"> Designed with simplicity and performance in mind, offering smoother animations and lower latency. </text:span></text:p>
        </text:list-item>
        <text:list-item>
          <text:p text:style-name="P13"><text:span text:style-name="Strong_20_Emphasis"><text:span text:style-name="T1">Direct communication:</text:span></text:span><text:span text:style-name="T1"> Applications communicate directly with the hardware, reducing overhead and improving efficiency. </text:span></text:p>
        </text:list-item>
        <text:list-item>
          <text:p text:style-name="P13"><text:span text:style-name="Strong_20_Emphasis"><text:span text:style-name="T1">Secure by design:</text:span></text:span><text:span text:style-name="T1"> Incorporates security features that mitigate vulnerabilities found in Xorg. </text:span></text:p>
        </text:list-item>
        <text:list-item>
          <text:p text:style-name="P14"><text:span text:style-name="Strong_20_Emphasis"><text:span text:style-name="T1">Future-proof:</text:span></text:span><text:span text:style-name="T1"> Considered the future of display servers on Linux. </text:span></text:p>
        </text:list-item>
      </text:list>
      <text:p text:style-name="P1"><text:span text:style-name="Strong_20_Emphasis"><text:span text:style-name="T6">Cons</text:span></text:span><text:span text:style-name="Strong_20_Emphasis"><text:span text:style-name="T5">:</text:span></text:span></text:p>
      <text:list text:style-name="L2">
        <text:list-item>
          <text:p text:style-name="P15"><text:span text:style-name="Strong_20_Emphasis"><text:span text:style-name="T1">Limited compatibility:</text:span></text:span><text:span text:style-name="T1"> Still under development, leading to potential issues with older hardware and software. </text:span></text:p>
        </text:list-item>
        <text:list-item>
          <text:p text:style-name="P15"><text:span text:style-name="Strong_20_Emphasis"><text:span text:style-name="T1">NVIDIA driver issues:</text:span></text:span><text:span text:style-name="T1"> Not fully supported by NVIDIA, leading to limitations and potential instability. </text:span></text:p>
        </text:list-item>
        <text:list-item>
          <text:p text:style-name="P16"><text:span text:style-name="Strong_20_Emphasis"><text:span text:style-name="T1">Not as mature:</text:span></text:span><text:span text:style-name="T1"> Bugfixes and features might be less readily available compared to Xorg. </text:span></text:p>
        </text:list-item>
      </text:list>
      <text:h text:style-name="P7" text:outline-level="1">Xorg</text:h>
      <text:p text:style-name="P2"><text:span text:style-name="Strong_20_Emphasis"><text:span text:style-name="T7">Pros:</text:span></text:span></text:p>
      <text:list text:style-name="L3">
        <text:list-item>
          <text:p text:style-name="P18"><text:span text:style-name="Strong_20_Emphasis"><text:span text:style-name="T1">Mature and stable:</text:span></text:span><text:span text:style-name="T1"> Has been around for decades, providing wide hardware and software compatibility. </text:span></text:p>
        </text:list-item>
        <text:list-item>
          <text:p text:style-name="P18"><text:span text:style-name="Strong_20_Emphasis"><text:span text:style-name="T1">Wide NVIDIA driver support:</text:span></text:span><text:span text:style-name="T1"> Offers more features and stability with NVIDIA GPUs compared to Wayland. </text:span></text:p>
        </text:list-item>
        <text:list-item>
          <text:p text:style-name="P17"><text:span text:style-name="Strong_20_Emphasis"><text:span text:style-name="T1">Well-documented and tested:</text:span></text:span><text:span text:style-name="T1"> Easier to troubleshoot and find solutions for any issues. </text:span></text:p>
        </text:list-item>
      </text:list>
      <text:p text:style-name="Text_20_body"><text:span text:style-name="Strong_20_Emphasis"><text:span text:style-name="T5">Cons:</text:span></text:span></text:p>
      <text:list text:style-name="L4">
        <text:list-item>
          <text:p text:style-name="P20"><text:span text:style-name="Strong_20_Emphasis"><text:span text:style-name="T1">Complex:</text:span></text:span><text:span text:style-name="T1"> Requires configuration and drivers for different hardware, leading to potential complexity. </text:span></text:p>
        </text:list-item>
        <text:list-item>
          <text:p text:style-name="P20"><text:span text:style-name="Strong_20_Emphasis"><text:span text:style-name="T1">Indirect communication:</text:span></text:span><text:span text:style-name="T1"> Applications communicate with Xorg, which then interacts with the hardware, adding an extra layer. </text:span></text:p>
        </text:list-item>
        <text:list-item>
          <text:p text:style-name="P20"><text:span text:style-name="Strong_20_Emphasis"><text:span text:style-name="T1">Security concerns:</text:span></text:span><text:span text:style-name="T1"> Can be vulnerable to certain security issues due to its design. </text:span></text:p>
        </text:list-item>
        <text:list-item>
          <text:p text:style-name="P19"><text:span text:style-name="Strong_20_Emphasis"><text:span text:style-name="T1">Not as performant:</text:span></text:span><text:span text:style-name="T1"> May experience higher latency and less responsiveness compared to Wayland. </text:span></text:p>
        </text:list-item>
      </text:list>
      <text:h text:style-name="P8" text:outline-level="1"><text:soft-page-break/>Wine</text:h>
      <text:list text:style-name="L5">
        <text:list-item>
          <text:p text:style-name="P21">Wine translates Windows API calls (requests for functionality) into calls that Linux understands. This allows Windows software to interact with the underlying Linux system without needing a full-fledged Windows environment.</text:p>
        </text:list-item>
      </text:list>
      <text:h text:style-name="P9" text:outline-level="1">Links</text:h>
      <text:list text:style-name="L6">
        <text:list-item>
          <text:p text:style-name="P24"><text:span text:style-name="T9">NVIDIA Driver Installation:</text:span><text:span text:style-name="T8"> </text:span><text:a xlink:type="simple" xlink:href="https://dev.to/vitorvargas/how-to-install-the-nvidia-driver-on-archlinux-5bgc" text:style-name="Internet_20_link" text:visited-style-name="Visited_20_Internet_20_Link">https://dev.to/vitorvargas/how-to-install-the-nvidia-driver-on-archlinux-5bgc</text:a></text:p>
        </text:list-item>
      </text:list>
      <text:h text:style-name="P10" text:outline-level="1">modprobe</text:h>
      <text:p text:style-name="P3"><text:span text:style-name="Source_20_Text"><text:span text:style-name="T11">modprobe</text:span></text:span><text:span text:style-name="T11"> is a crucial tool in the Linux ecosystem for managing </text:span><text:span text:style-name="Strong_20_Emphasis"><text:span text:style-name="T11">loadable kernel modules</text:span></text:span><text:span text:style-name="T11">. It allows us to:</text:span></text:p>
      <text:list text:style-name="L7">
        <text:list-item>
          <text:p text:style-name="P26"><text:span text:style-name="Strong_20_Emphasis"><text:span text:style-name="T15">Add (load) modules:</text:span></text:span><text:span text:style-name="T12"> This involves dynamically loading specific modules (often drivers) into the running </text:span><text:span text:style-name="Strong_20_Emphasis"><text:span text:style-name="T12">Linux kernel</text:span></text:span><text:span text:style-name="T12">. These modules extend the kernel's functionalities without requiring a full system reboot. </text:span></text:p>
        </text:list-item>
        <text:list-item>
          <text:p text:style-name="P25"><text:span text:style-name="Strong_20_Emphasis"><text:span text:style-name="T14">Remove (unload):</text:span></text:span><text:span text:style-name="Strong_20_Emphasis"><text:span text:style-name="T13"> modules:</text:span></text:span><text:span text:style-name="T13"> When a module is no longer needed, </text:span><text:span text:style-name="Source_20_Text"><text:span text:style-name="T13">modprobe</text:span></text:span><text:span text:style-name="T13"> can unload it, freeing up memory and potentially improving system performance. </text:span></text:p>
        </text:list-item>
        <text:list-item>
          <text:p text:style-name="P25"><text:span text:style-name="Strong_20_Emphasis"><text:span text:style-name="T10">Intelligent loading:</text:span></text:span><text:span text:style-name="T13"> Unlike basic tools like </text:span><text:span text:style-name="Source_20_Text"><text:span text:style-name="T16">insmod</text:span></text:span><text:span text:style-name="T13">, </text:span><text:span text:style-name="Source_20_Text"><text:span text:style-name="T16">modprobe</text:span></text:span><text:span text:style-name="T13"> intelligently determines the necessary dependencies of a requested module. It automatically loads any dependent modules before loading the requested one, ensuring everything works smoothly.</text:span></text:p>
        </text:list-item>
      </text:list>
      <text:h text:style-name="P11" text:outline-level="1">Plymouth</text:h>
      <text:p text:style-name="P22">This software displays a splash screen during the boot process, often featuring animations and logos, making the startup process more visually apealing. </text:p>
      <text:p text:style-name="P23">It utilizes Kernel Mode Setting (KMS) to set the display to its native resolution as early as possible, ensuring a smooth and consistent visual experience throughout the boot process. </text:p>
      <text:p text:style-name="P5"><text:span text:style-name="T13">It logs messages sent to the console during the boot process, providing valuable information for troubleshooting purposes. These logs are typically stored in </text:span><text:span text:style-name="Source_20_Text"><text:span text:style-name="T13">/var/log/boot.log</text:span></text:span><text:span text:style-name="T13"> or </text:span><text:span text:style-name="Source_20_Text"><text:span text:style-name="T13">/var/log/plymouth-debug.log</text:span></text:span><text:span text:style-name="T13">.</text:span></text:p>
      <text:p text:style-name="P4">Install Instructions:</text:p>
      <text:list text:style-name="L8">
        <text:list-item>
          <text:p text:style-name="P27"><text:a xlink:type="simple" xlink:href="https://www.youtube.com/watch?v=eTk2yG1JFsE" text:style-name="Internet_20_link" text:visited-style-name="Visited_20_Internet_20_Link"><text:span text:style-name="T17">https://www.youtube.com/watch?v=eTk2yG1JFsE</text:span></text:a></text:p>
        </text:list-item>
        <text:list-item>
          <text:p text:style-name="P27"><text:a xlink:type="simple" xlink:href="https://wiki.archlinux.org/title/plymouth" text:style-name="Internet_20_link" text:visited-style-name="Visited_20_Internet_20_Link"><text:span text:style-name="T17">https://wiki.archlinux.org/title/plymouth</text:span></text:a></text:p>
        </text:list-item>
        <text:list-item>
          <text:p text:style-name="P27"><text:a xlink:type="simple" xlink:href="https://www.debugpoint.com/install-plymouth-arch-linux/" text:style-name="Internet_20_link" text:visited-style-name="Visited_20_Internet_20_Link"><text:soft-page-break/><text:span text:style-name="T17">https://www.debugpoint.com/install-plymouth-arch-linux/</text:span></text:a></text:p>
        </text:list-item>
        <text:list-item>
          <text:p text:style-name="P28">https://github.com/adi1090x/plymouth-themes/tree/master</text:p>
        </text:list-item>
      </text:list>
      <text:h text:style-name="P12" text:outline-level="1">SSH</text:h>
      <text:p text:style-name="P31"><text:span text:style-name="T1">SSH stands for </text:span><text:span text:style-name="T18">Secure Shell/ </text:span><text:span text:style-name="T19">Secure Socket Shell</text:span><text:span text:style-name="T1">. It's a cryptographic network protocol that allows </text:span><text:span text:style-name="T24">users</text:span><text:span text:style-name="T1"> to securely connect to a remote computer.</text:span></text:p>
      <text:list text:style-name="L15">
        <text:list-item>
          <text:p text:style-name="P35"><text:span text:style-name="T20">How does SSH work?</text:span></text:p>
          <text:list>
            <text:list-item>
              <text:p text:style-name="P37"><text:span text:style-name="T21">TCP/IP</text:span></text:p>
              <text:p text:style-name="P36"><text:span text:style-name="T26">SSH runs on top of the </text:span><text:a xlink:type="simple" xlink:href="https://www.cloudflare.com/learning/ddos/glossary/tcp-ip/" text:style-name="Internet_20_link" text:visited-style-name="Visited_20_Internet_20_Link"><text:span text:style-name="T26">TCP/IP</text:span></text:a><text:span text:style-name="T26"> protocol suite — which much of the Internet relies upon. TCP stands for Transmission Control Protocol and IP stands for </text:span><text:a xlink:type="simple" xlink:href="https://www.cloudflare.com/learning/network-layer/internet-protocol/" text:style-name="Internet_20_link" text:visited-style-name="Visited_20_Internet_20_Link"><text:span text:style-name="T26">Internet Protocol</text:span></text:a><text:span text:style-name="T26">. TCP/IP pairs those two protocols in order to format, route, and deliver packets. IP indicates, among other information, which </text:span><text:a xlink:type="simple" xlink:href="https://www.cloudflare.com/learning/dns/glossary/what-is-my-ip-address/" text:style-name="Internet_20_link" text:visited-style-name="Visited_20_Internet_20_Link"><text:span text:style-name="T26">IP address</text:span></text:a><text:span text:style-name="T26"> a packet should go to (think of a mailing address), while TCP indicates which port a packet should go to at each IP address (think of the floor of a building or an apartment number).</text:span></text:p>
              <text:p text:style-name="P36"><text:span text:style-name="T26">TCP is a transport layer protocol: it is concerned with the transportation and delivery of data packets. Usually, additional protocols are used on top of TCP/IP in order to put the transmitted data in a form that applications can use. SSH is one such protocol. (Other examples include HTTP, FTP, and SMTP.)</text:span></text:p>
            </text:list-item>
            <text:list-item>
              <text:p text:style-name="P30"><text:span text:style-name="T32">Public key cryptography</text:span></text:p>
              <text:p text:style-name="P29"><text:span text:style-name="T26">SSH is "secure" because it incorporates encryption and </text:span><text:a xlink:type="simple" xlink:href="https://www.cloudflare.com/learning/access-management/what-is-authentication/" text:style-name="Internet_20_link" text:visited-style-name="Visited_20_Internet_20_Link"><text:span text:style-name="T26">authentication</text:span></text:a><text:span text:style-name="T26"> via a process called public key cryptography. </text:span><text:a xlink:type="simple" xlink:href="https://www.cloudflare.com/learning/ssl/how-does-public-key-encryption-work/" text:style-name="Internet_20_link" text:visited-style-name="Visited_20_Internet_20_Link"><text:span text:style-name="T26">Public key cryptography</text:span></text:a><text:span text:style-name="T26"> is a way to encrypt data, or sign data, with two different keys. One of the keys, the public key, is available for anyone to use. The other key, the private key, is kept secret by its owner. Because the two keys correspond to each other, establishing the key owner's identity requires possession of the private key that goes with the public key.</text:span></text:p>
              <text:p text:style-name="P33"><text:span text:style-name="T26">These "asymmetric" keys — so called because they have different values — also make it possible for the two sides of the connection to negotiate identical, shared </text:span><text:a xlink:type="simple" xlink:href="https://www.cloudflare.com/learning/ssl/what-is-asymmetric-encryption/" text:style-name="Internet_20_link" text:visited-style-name="Visited_20_Internet_20_Link"><text:span text:style-name="T26">symmetric keys</text:span></text:a><text:span text:style-name="T26"> for further encryption over the channel. Once this negotiation is complete, the two sides use the symmetric keys to encrypt the data they exchange.</text:span></text:p>
              <text:p text:style-name="P34"><text:span text:style-name="T29">In an SSH connection, both sides have a public/private key pair, and each side authenticates the other using these keys. This differentiates SSH from </text:span><text:a xlink:type="simple" xlink:href="https://www.cloudflare.com/learning/ssl/what-is-https/" text:style-name="Internet_20_link" text:visited-style-name="Visited_20_Internet_20_Link"><text:span text:style-name="T29">HTTPS</text:span></text:a><text:span text:style-name="T29">, which in most implementations only verifies the identity of the web server in a client-server connection. (Other differences include that HTTPS usually does not allow the client to </text:span><text:soft-page-break/><text:span text:style-name="T29">access the server's command line, and that </text:span><text:a xlink:type="simple" xlink:href="https://www.cloudflare.com/learning/security/what-is-a-firewall/" text:style-name="Internet_20_link" text:visited-style-name="Visited_20_Internet_20_Link"><text:span text:style-name="T29">firewalls</text:span></text:a><text:span text:style-name="T29"> sometimes block SSH but almost never block HTTPS.)</text:span></text:p>
            </text:list-item>
            <text:list-item>
              <text:p text:style-name="P34"><text:span text:style-name="T22">Authentication</text:span></text:p>
              <text:p text:style-name="P32"><text:span text:style-name="T32">While public key cryptography authenticates the connected devices in SSH, a properly secured computer will still require authentication from the person using SSH. Often this takes the form of entering a username and password.</text:span></text:p>
              <text:p text:style-name="P34"><text:span text:style-name="T26">Once authentication is complete, the person can execute commands on the remote machine as if they were doing so on their own local machine.</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ton" svg:font-family="Anton" style:font-pitch="variable"/>
    <style:font-face style:name="Barriecito" svg:font-family="Barriecito" style:font-pitch="variable"/>
    <style:font-face style:name="Comfortaa" svg:font-family="Comfortaa" style:font-pitch="variable"/>
    <style:font-face style:name="FreeSans" svg:font-family="FreeSans" style:font-family-generic="modern" style:font-pitch="fixed"/>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imbus Sans" svg:font-family="'Nimbus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Black" svg:font-family="'Source Code Pro Black'" style:font-pitch="fixed"/>
    <style:font-face style:name="Source Code Pro Black1" svg:font-family="'Source Code Pro Black'" style:font-adornments="Regular"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Nimbus Roman" fo:font-family="'Nimbus Roman'" style:font-family-generic="roman" style:font-pitch="variable" fo:font-size="18pt" fo:font-weight="bold" style:font-name-asian="Nimbus Sans" style:font-family-asian="'Nimbus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FreeSans" style:font-family-complex="FreeSans"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10:23:22.676856078</meta:creation-date>
    <dc:date>2024-03-06T23:10:17.514369080</dc:date>
    <meta:editing-duration>PT24M7S</meta:editing-duration>
    <meta:editing-cycles>6</meta:editing-cycles>
    <meta:generator>LibreOffice/24.2.0.3$Linux_X86_64 LibreOffice_project/420$Build-3</meta:generator>
    <meta:document-statistic meta:table-count="0" meta:image-count="0" meta:object-count="0" meta:page-count="4" meta:paragraph-count="51" meta:word-count="877" meta:character-count="5894" meta:non-whitespace-character-count="5081"/>
  </office:meta>
</office:document-meta>
</file>